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language="en" fo:country="US" officeooo:paragraph-rsid="001e8e78"/>
    </style:style>
    <style:style style:name="P2" style:family="paragraph" style:parent-style-name="Standard">
      <style:paragraph-properties fo:text-align="end" style:justify-single-word="false"/>
      <style:text-properties style:font-name="Bitstream Vera Sans" fo:language="en" fo:country="US" officeooo:paragraph-rsid="001f9bfd"/>
    </style:style>
    <style:style style:name="T1" style:family="text">
      <style:text-properties officeooo:rsid="001e8e78"/>
    </style:style>
    <style:style style:name="T2" style:family="text">
      <style:text-properties officeooo:rsid="001f9bfd"/>
    </style:style>
    <style:style style:name="T3" style:family="text">
      <style:text-properties officeooo:rsid="002186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Rio de Janeiro, march 27th 2013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o <text:s/>the Editor of Plos One Journal</text:span></text:p>
      <text:p text:style-name="P1"><text:span text:style-name="T1"/></text:p>
      <text:p text:style-name="P1"><text:span text:style-name="T1"/></text:p>
      <text:p text:style-name="P1"><text:span text:style-name="T1">Dear Editor,</text:span></text:p>
      <text:p text:style-name="P1"><text:span text:style-name="T1"/></text:p>
      <text:p text:style-name="P1"><text:span text:style-name="T1">Please consider the manuscript titled “Computable bitstring-compressed Matrices” for publication in Plos One.</text:span></text:p>
      <text:p text:style-name="P1"><text:span text:style-name="T1"><text:tab/>This article belongs to the fields of applied Mathematics and scientific computing and the methods it introduces can impact many areas of </text:span><text:span text:style-name="T3">applications</text:span><text:span text:style-name="T1">, as performing efficient </text:span><text:span text:style-name="T3">computations</text:span><text:span text:style-name="T1"> with large arrays can benefit any </text:span><text:span text:style-name="T3">application</text:span><text:span text:style-name="T1"> which employs computational tools.</text:span></text:p>
      <text:p text:style-name="P1"><text:span text:style-name="T1"><text:tab/>This article has not been submitted to any other scientific journal.</text:span></text:p>
      <text:p text:style-name="P1"><text:span text:style-name="T1">Please do not hesitate to contact me if any further clarifications about the manuscript is necessary.</text:span></text:p>
      <text:p text:style-name="P1"><text:span text:style-name="T1"/></text:p>
      <text:p text:style-name="P1"><text:span text:style-name="T1">Sincerely, </text:span></text:p>
      <text:p text:style-name="P1"><text:span text:style-name="T1"/></text:p>
      <text:p text:style-name="P1"><text:span text:style-name="T1">Flávio C. Coelh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1:01:59</meta:creation-date>
    <dc:date>2013-03-27T11:12:05</dc:date>
    <meta:editing-duration>PT2M14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9" meta:word-count="97" meta:character-count="653" meta:non-whitespace-character-count="561"/>
  </office:meta>
</office:document-meta>
</file>